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feb16"/>
    </style:style>
    <style:style style:name="P2" style:family="paragraph" style:parent-style-name="Standard">
      <style:text-properties officeooo:paragraph-rsid="0010ec4b"/>
    </style:style>
    <style:style style:name="P3" style:family="paragraph" style:parent-style-name="Standard">
      <style:text-properties fo:font-weight="normal" officeooo:rsid="00153e75" officeooo:paragraph-rsid="001dddbf" style:font-weight-asian="normal" style:font-weight-complex="normal"/>
    </style:style>
    <style:style style:name="P4" style:family="paragraph" style:parent-style-name="Text_20_body">
      <style:text-properties fo:font-weight="bold" officeooo:rsid="000feb16" officeooo:paragraph-rsid="000feb16" style:font-weight-asian="bold" style:font-weight-complex="bold"/>
    </style:style>
    <style:style style:name="P5" style:family="paragraph" style:parent-style-name="Table_20_Contents">
      <style:text-properties fo:font-weight="bold" officeooo:rsid="000d8b95" officeooo:paragraph-rsid="000feb16" style:font-weight-asian="bold" style:font-weight-complex="bold"/>
    </style:style>
    <style:style style:name="P6" style:family="paragraph" style:parent-style-name="Table_20_Contents">
      <style:text-properties fo:font-weight="bold" officeooo:rsid="000d8b95" officeooo:paragraph-rsid="0010ec4b" style:font-weight-asian="bold" style:font-weight-complex="bold"/>
    </style:style>
    <style:style style:name="P7" style:family="paragraph" style:parent-style-name="Table_20_Contents">
      <style:text-properties fo:font-weight="bold" officeooo:rsid="000f5e24" officeooo:paragraph-rsid="000feb16" style:font-weight-asian="bold" style:font-weight-complex="bold"/>
    </style:style>
    <style:style style:name="P8" style:family="paragraph" style:parent-style-name="Table_20_Contents">
      <style:text-properties fo:font-weight="bold" officeooo:rsid="000f5e24" officeooo:paragraph-rsid="0010ec4b" style:font-weight-asian="bold" style:font-weight-complex="bold"/>
    </style:style>
    <style:style style:name="P9" style:family="paragraph" style:parent-style-name="Table_20_Contents">
      <style:text-properties officeooo:rsid="0013e771" officeooo:paragraph-rsid="0013e771"/>
    </style:style>
    <style:style style:name="P10" style:family="paragraph" style:parent-style-name="Table_20_Contents">
      <style:text-properties fo:font-weight="normal" officeooo:rsid="00153e75" officeooo:paragraph-rsid="00153e75" style:font-weight-asian="normal" style:font-weight-complex="normal"/>
    </style:style>
    <style:style style:name="P11" style:family="paragraph" style:parent-style-name="Table_20_Contents">
      <style:text-properties fo:font-weight="normal" officeooo:rsid="00153e75" officeooo:paragraph-rsid="001dddbf" style:font-weight-asian="normal" style:font-weight-complex="normal"/>
    </style:style>
    <style:style style:name="P12" style:family="paragraph" style:parent-style-name="Table_20_Contents">
      <style:text-properties fo:font-weight="normal" officeooo:rsid="0016495e" officeooo:paragraph-rsid="0016495e" style:font-weight-asian="normal" style:font-weight-complex="normal"/>
    </style:style>
    <style:style style:name="P13" style:family="paragraph" style:parent-style-name="Table_20_Contents">
      <style:text-properties fo:font-weight="normal" officeooo:rsid="00180066" officeooo:paragraph-rsid="001d941d" style:font-weight-asian="normal" style:font-weight-complex="normal"/>
    </style:style>
    <style:style style:name="P14" style:family="paragraph" style:parent-style-name="Table_20_Contents">
      <style:text-properties fo:font-weight="normal" officeooo:rsid="00180066" officeooo:paragraph-rsid="001dddbf" style:font-weight-asian="normal" style:font-weight-complex="normal"/>
    </style:style>
    <style:style style:name="P15" style:family="paragraph" style:parent-style-name="Table_20_Contents">
      <style:text-properties fo:font-weight="normal" officeooo:rsid="00180066" officeooo:paragraph-rsid="0023ee86" style:font-weight-asian="normal" style:font-weight-complex="normal"/>
    </style:style>
    <style:style style:name="P16" style:family="paragraph" style:parent-style-name="Table_20_Contents">
      <style:text-properties fo:font-weight="normal" officeooo:rsid="0019419f" officeooo:paragraph-rsid="00180066" style:font-weight-asian="normal" style:font-weight-complex="normal"/>
    </style:style>
    <style:style style:name="P17" style:family="paragraph" style:parent-style-name="Table_20_Contents">
      <style:text-properties fo:font-weight="normal" officeooo:rsid="0019419f" officeooo:paragraph-rsid="001d941d" style:font-weight-asian="normal" style:font-weight-complex="normal"/>
    </style:style>
    <style:style style:name="P18" style:family="paragraph" style:parent-style-name="Table_20_Contents">
      <style:text-properties fo:font-weight="normal" officeooo:rsid="00256c33" officeooo:paragraph-rsid="00256c33" style:font-weight-asian="normal" style:font-weight-complex="normal"/>
    </style:style>
    <style:style style:name="P19" style:family="paragraph" style:parent-style-name="Table_20_Contents">
      <style:text-properties fo:font-weight="normal" officeooo:rsid="00256c33" officeooo:paragraph-rsid="0025b99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5e24" style:font-weight-asian="normal" style:font-weight-complex="normal"/>
    </style:style>
    <style:style style:name="T3" style:family="text">
      <style:text-properties fo:font-weight="normal" officeooo:rsid="000feb16" style:font-weight-asian="normal" style:font-weight-complex="normal"/>
    </style:style>
    <style:style style:name="T4" style:family="text">
      <style:text-properties officeooo:rsid="0025b996"/>
    </style:style>
    <style:style style:name="T5" style:family="text">
      <style:text-properties officeooo:rsid="00269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U-15: <text:span text:style-name="T1">Un admnistrador puede gestionar usuarios.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Identificador: <text:span text:style-name="T1">HU.15.</text:span><text:span text:style-name="T3">1</text:span></text:p>
          </table:table-cell>
          <table:table-cell table:style-name="Table1.B1" table:number-columns-spanned="2" office:value-type="string">
            <text:p text:style-name="P9">Dar de alta usuario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6">Descripción:</text:p>
            <text:p text:style-name="P10">Un usuario con rol de administrador puede crear nuevos usuarios en el sistema, con distintos roles.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6">Estimación:</text:p>
          </table:table-cell>
          <table:table-cell table:style-name="Table1.A3" office:value-type="string">
            <text:p text:style-name="P6">Prioridad:</text:p>
          </table:table-cell>
          <table:table-cell table:style-name="Table1.A2" office:value-type="string">
            <text:p text:style-name="P6">Entrega: <text:span text:style-name="T2">1</text:span></text:p>
          </table:table-cell>
        </table:table-row>
        <table:table-row>
          <table:table-cell table:style-name="Table1.A2" table:number-columns-spanned="3" office:value-type="string">
            <text:p text:style-name="P6">Pruebas de aceptación:</text:p>
            <text:p text:style-name="P18">El administrador abre el formulario de creación de usuario.</text:p>
            <text:p text:style-name="P18">El administrador introduce los campos obligatorios: Nombre de usuario y contraseña provisional.</text:p>
            <text:p text:style-name="P18">El administrador introduce opcionalmente el resto de campos: Nombre, dni, dirección, teléfono, fecha de nacimiento.</text:p>
            <text:p text:style-name="P18">El administrador envía el formulario.</text:p>
            <text:p text:style-name="P18">El sistema devuelve un mensaje de confirmación si se ha completado la transacción, o un mensaje de error si no se ha completado la transacción.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8">Observaciones:</text:p>
            <text:p text:style-name="P14">El administrador debe haber iniciado sesión previamente.</text:p>
            <text:p text:style-name="P3">Requerirá al menos los siguientes parámetros:</text:p>
            <text:p text:style-name="P11"><text:s text:c="4"/>- Nombre de usuario.</text:p>
            <text:p text:style-name="P11"><text:s text:c="4"/>- Clave de usuario.</text:p>
            <text:p text:style-name="P11"><text:s text:c="4"/>- Rol de usuario.</text:p>
          </table:table-cell>
          <table:covered-table-cell/>
          <table:covered-table-cell/>
        </table:table-row>
      </table:table>
      <text:p text:style-name="P2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Identificador: <text:span text:style-name="T1">HU.15.</text:span><text:span text:style-name="T3">2</text:span></text:p>
          </table:table-cell>
          <table:table-cell table:style-name="Table2.B1" table:number-columns-spanned="2" office:value-type="string">
            <text:p text:style-name="P9">Dar de baja usuario</text:p>
          </table:table-cell>
          <table:covered-table-cell/>
        </table:table-row>
        <table:table-row>
          <table:table-cell table:style-name="Table2.A2" table:number-columns-spanned="3" office:value-type="string">
            <text:p text:style-name="P5">Descripción:</text:p>
            <text:p text:style-name="P12">Un usuario con rol de administrador puede dar de baja a usuarios registrados en el sistema.</text:p>
            <text:p text:style-name="P16"/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Estimación:</text:p>
          </table:table-cell>
          <table:table-cell table:style-name="Table2.A3" office:value-type="string">
            <text:p text:style-name="P5">Prioridad:</text:p>
          </table:table-cell>
          <table:table-cell table:style-name="Table2.A2" office:value-type="string">
            <text:p text:style-name="P5">Entrega: <text:span text:style-name="T2">1</text:span></text:p>
          </table:table-cell>
        </table:table-row>
        <table:table-row>
          <table:table-cell table:style-name="Table2.A2" table:number-columns-spanned="3" office:value-type="string">
            <text:p text:style-name="P5">Pruebas de aceptación:</text:p>
            <text:p text:style-name="P19">El administrador abre el formulario de <text:span text:style-name="T4">eliminación</text:span> de usuario.</text:p>
            <text:p text:style-name="P19">El administrador <text:span text:style-name="T5">selecciona un usuario del sistema.</text:span></text:p>
            <text:p text:style-name="P19">El administrador envía el formulario.</text:p>
            <text:p text:style-name="P19">El sistema devuelve un mensaje de confirmación si se ha completado la transacción, o un mensaje de error si no se ha completado la transacción.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7">Observaciones:</text:p>
            <text:p text:style-name="P15">El administrador debe haber iniciado sesión previamente.</text:p>
            <text:p text:style-name="P13">Debe haber usuarios registrados en el sistema.</text:p>
            <text:p text:style-name="P17">Requerirá como parámetro el identificador del usuario objetivo.</text:p>
          </table:table-cell>
          <table:covered-table-cell/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20:07.907755537</meta:creation-date>
    <dc:date>2016-11-21T10:44:44.180210814</dc:date>
    <meta:editing-duration>PT24M29S</meta:editing-duration>
    <meta:editing-cycles>19</meta:editing-cycles>
    <meta:generator>LibreOffice/5.1.4.2$Linux_X86_64 LibreOffice_project/10m0$Build-2</meta:generator>
    <meta:document-statistic meta:table-count="2" meta:image-count="0" meta:object-count="0" meta:page-count="1" meta:paragraph-count="36" meta:word-count="227" meta:character-count="1555" meta:non-whitespace-character-count="1351"/>
  </office:meta>
</office:document-meta>
</file>